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5.667cm"/>
    </style:style>
    <style:style style:name="Tabelle1.B" style:family="table-column">
      <style:table-column-properties style:column-width="5.666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C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otnet Strom Protokoll für I2C</text:p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Byte</text:p>
          </table:table-cell>
          <table:table-cell table:style-name="Tabelle1.A1" office:value-type="string">
            <text:p text:style-name="Table_20_Contents">400khz</text:p>
          </table:table-cell>
          <table:table-cell table:style-name="Tabelle1.C1" office:value-type="string">
            <text:p text:style-name="Table_20_Contents">1000khz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A2" office:value-type="string">
            <text:p text:style-name="Table_20_Contents">25us</text:p>
          </table:table-cell>
          <table:table-cell table:style-name="Tabelle1.C2" office:value-type="string">
            <text:p text:style-name="Table_20_Contents">10us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A2" office:value-type="string">
            <text:p text:style-name="Table_20_Contents">50us</text:p>
          </table:table-cell>
          <table:table-cell table:style-name="Tabelle1.C2" office:value-type="string">
            <text:p text:style-name="Table_20_Contents">20us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A2" office:value-type="string">
            <text:p text:style-name="Table_20_Contents">100us</text:p>
          </table:table-cell>
          <table:table-cell table:style-name="Tabelle1.C2" office:value-type="string">
            <text:p text:style-name="Table_20_Contents">40us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A2" office:value-type="string">
            <text:p text:style-name="Table_20_Contents">200us</text:p>
          </table:table-cell>
          <table:table-cell table:style-name="Tabelle1.C2" office:value-type="string">
            <text:p text:style-name="Table_20_Contents">80us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A2" office:value-type="string">
            <text:p text:style-name="Table_20_Contents">400us</text:p>
          </table:table-cell>
          <table:table-cell table:style-name="Tabelle1.C2" office:value-type="string">
            <text:p text:style-name="Table_20_Contents">160us</text:p>
          </table:table-cell>
        </table:table-row>
        <table:table-row>
          <table:table-cell table:style-name="Tabelle1.A2" office:value-type="string">
            <text:p text:style-name="Table_20_Contents">32</text:p>
          </table:table-cell>
          <table:table-cell table:style-name="Tabelle1.A2" office:value-type="string">
            <text:p text:style-name="Table_20_Contents">800us</text:p>
          </table:table-cell>
          <table:table-cell table:style-name="Tabelle1.C2" office:value-type="string">
            <text:p text:style-name="Table_20_Contents">320us</text:p>
          </table:table-cell>
        </table:table-row>
        <table:table-row>
          <table:table-cell table:style-name="Tabelle1.A2" office:value-type="string">
            <text:p text:style-name="Table_20_Contents">64</text:p>
          </table:table-cell>
          <table:table-cell table:style-name="Tabelle1.A2" office:value-type="string">
            <text:p text:style-name="Table_20_Contents">1600us</text:p>
          </table:table-cell>
          <table:table-cell table:style-name="Tabelle1.C2" office:value-type="string">
            <text:p text:style-name="Table_20_Contents">640us</text:p>
          </table:table-cell>
        </table:table-row>
        <table:table-row>
          <table:table-cell table:style-name="Tabelle1.A2" office:value-type="string">
            <text:p text:style-name="Table_20_Contents">128</text:p>
          </table:table-cell>
          <table:table-cell table:style-name="Tabelle1.A2" office:value-type="string">
            <text:p text:style-name="Table_20_Contents">3200us</text:p>
          </table:table-cell>
          <table:table-cell table:style-name="Tabelle1.C2" office:value-type="string">
            <text:p text:style-name="Table_20_Contents">1280us</text:p>
          </table:table-cell>
        </table:table-row>
        <table:table-row>
          <table:table-cell table:style-name="Tabelle1.A2" office:value-type="string">
            <text:p text:style-name="Table_20_Contents">256</text:p>
          </table:table-cell>
          <table:table-cell table:style-name="Tabelle1.A2" office:value-type="string">
            <text:p text:style-name="Table_20_Contents">6400us</text:p>
          </table:table-cell>
          <table:table-cell table:style-name="Tabelle1.C2" office:value-type="string">
            <text:p text:style-name="Table_20_Contents">2560us</text:p>
          </table:table-cell>
        </table:table-row>
        <table:table-row>
          <table:table-cell table:style-name="Tabelle1.A2" office:value-type="string">
            <text:p text:style-name="Table_20_Contents">1024</text:p>
          </table:table-cell>
          <table:table-cell table:style-name="Tabelle1.A2" office:value-type="string">
            <text:p text:style-name="Table_20_Contents">25600us</text:p>
          </table:table-cell>
          <table:table-cell table:style-name="Tabelle1.C2" office:value-type="string">
            <text:p text:style-name="Table_20_Contents">10240us</text:p>
          </table:table-cell>
        </table:table-row>
      </table:table>
      <text:p text:style-name="Standard"/>
      <text:p text:style-name="Standard"/>
      <text:p text:style-name="Standard">BN-Header: (7 Byte)</text:p>
      <text:p text:style-name="Standard"/>
      <text:p text:style-name="Standard">ITTT.SSSS [DA DA SA SA] [[AG]] PS CS</text:p>
      <text:p text:style-name="Standard"/>
      <text:p text:style-name="P3">I: Identifier:</text:p>
      <text:p text:style-name="P3">0: I2C Master/Slave Kommunikation</text:p>
      <text:p text:style-name="P3">1: BN-Kommunikation</text:p>
      <text:p text:style-name="P3"/>
      <text:p text:style-name="P3">TTT: Transmission Typ</text:p>
      <text:p text:style-name="P3">0: Reserved</text:p>
      <text:p text:style-name="P3">1: Short Transmission without SW Ack (only for direct master to slave)</text:p>
      <text:p text:style-name="P3">2: Short Transmission with <text:s text:c="5"/>SW Ack (only for direct master to slave)</text:p>
      <text:p text:style-name="P3">3: Full Transmission <text:s text:c="2"/>without SW Ack</text:p>
      <text:p text:style-name="P3">4: Full Transmission <text:s text:c="2"/>with <text:s text:c="5"/>SW Ack</text:p>
      <text:p text:style-name="P3">5: Full Transmission <text:s text:c="2"/>without SW Ack and Age Counter</text:p>
      <text:p text:style-name="P3">6: Full Transmission <text:s text:c="2"/>with <text:s text:c="5"/>SW Ack and Age Counter</text:p>
      <text:p text:style-name="P3">7: Ack Transmission</text:p>
      <text:p text:style-name="P3"/>
      <text:p text:style-name="P3">SSSS: Direkt Subsystem Adressierung</text:p>
      <text:p text:style-name="P3">0: Standard-Message</text:p>
      <text:p text:style-name="P3">1: Stream-Subsystem</text:p>
      <text:p text:style-name="P3">2: frei</text:p>
      <text:p text:style-name="P3">3: frei</text:p>
      <text:p text:style-name="P3">4: frei</text:p>
      <text:p text:style-name="P3">5: frei</text:p>
      <text:p text:style-name="P3">6: frei</text:p>
      <text:p text:style-name="P3">7: frei</text:p>
      <text:p text:style-name="P3"/>
      <text:p text:style-name="Standard">CS: Prüfsumme: <text:s text:c="2"/>Alles Bytes Protokoll und Daten aufaddiert + 1</text:p>
      <text:p text:style-name="Standard"/>
      <text:p text:style-name="Standard">PS <text:s/>= Größe der Nachricht: Protokoll und Daten: 8 Bit 0..255</text:p>
      <text:p text:style-name="Standard">AG = Alter, Jedesmal wenn die Nachricht weitergleitet wird, Alter++</text:p>
      <text:p text:style-name="P1"/>
      <text:p text:style-name="P6">Msg Protokoll:</text:p>
      <text:p text:style-name="Standard"/>
      <text:p text:style-name="Standard">DA: Datenanzahl = Header.PS – sizeof(Header) - 1</text:p>
      <text:p text:style-name="Standard"/>
      <text:p text:style-name="Standard">MI MI MD[0..DA]</text:p>
      <text:p text:style-name="Standard"/>
      <text:p text:style-name="Standard">MI MI: 16 Bit Msg Index: 0..65535</text:p>
      <text:p text:style-name="Standard"><text:s text:c="44"/>0: Reserviert wg. Direkt Adressierung</text:p>
      <text:p text:style-name="Standard"><text:s text:c="44"/>1..127: Reserved for Subsystems</text:p>
      <text:p text:style-name="Standard"><text:s text:c="43"/>128..: Free to use</text:p>
      <text:p text:style-name="Standard"/>
      <text:p text:style-name="Standard">MD[x]: Msg Daten</text:p>
      <text:p text:style-name="Standard"/>
      <text:p text:style-name="Standard"/>
      <text:p text:style-name="Standard"><text:span text:style-name="Absatz-Standardschriftart"><text:span text:style-name="T2">Acknowlege: MI </text:span></text:span><text:span text:style-name="Absatz-Standardschriftart"><text:span text:style-name="T2">MI </text:span></text:span><text:span text:style-name="Absatz-Standardschriftart"><text:span text:style-name="T2">MD0</text:span></text:span></text:p>
      <text:p text:style-name="P3"/>
      <text:p text:style-name="P3">MD0 <text:s text:c="2"/>= Acknowlege</text:p>
      <text:p text:style-name="P3">0: ACK</text:p>
      <text:p text:style-name="Standard">1: NACK -&gt; Checksumme falsch</text:p>
      <text:p text:style-name="Standard">2: NACK -&gt; Nochmals senden</text:p>
      <text:p text:style-name="Standard">3: NACK -&gt; Nachricht unbekannt</text:p>
      <text:p text:style-name="Standard">4..15: frei</text:p>
      <text:p text:style-name="Standard"/>
      <text:p text:style-name="Standard"/>
      <text:p text:style-name="P3"/>
      <text:p text:style-name="P3"/>
      <text:p text:style-name="P2"/>
      <text:p text:style-name="P6">Datenstrom Protokoll:</text:p>
      <text:p text:style-name="Standard"/>
      <text:p text:style-name="Standard"/>
      <text:p text:style-name="P4">DS-Header: Cxxx.IIII</text:p>
      <text:p text:style-name="P3"/>
      <text:p text:style-name="P3">Cxxx: Daten/Command 1 Bit</text:p>
      <text:p text:style-name="P3">0 = Daten xxx = 0</text:p>
      <text:p text:style-name="P3">1 = Command/Cfg xxx = Kommando</text:p>
      <text:p text:style-name="P3"/>
      <text:p text:style-name="P3">IIII <text:s text:c="9"/>= <text:s/>Stream Index 0..15</text:p>
      <text:p text:style-name="Standard">0: Default zo Diag/Konsole</text:p>
      <text:p text:style-name="Standard">1..15: frei</text:p>
      <text:p text:style-name="Standard"/>
      <text:p text:style-name="Standard"/>
      <text:p text:style-name="P7">Daten: C000.NNNN SD[0..DA]</text:p>
      <text:p text:style-name="Standard"/>
      <text:p text:style-name="Standard">NNNN <text:s text:c="2"/>= Nachrichten Index <text:s/>4 Bit 0..15</text:p>
      <text:p text:style-name="Standard"/>
      <text:p text:style-name="Standard">SD: Stream Daten</text:p>
      <text:p text:style-name="Standard"/>
      <text:p text:style-name="P3">DA: Datenanzahl = BN-Header.PS – sizeof(BN-Header) - sizeof(DS-Header)</text:p>
      <text:p text:style-name="P3"/>
      <text:p text:style-name="P4">Commands: Cxxx.NNNN SD0 SD1 SD2</text:p>
      <text:p text:style-name="P3"/>
      <text:p text:style-name="P3">xxx <text:s text:c="2"/>= Command</text:p>
      <text:p text:style-name="P3">0: Ack: Details in SD0</text:p>
      <text:p text:style-name="P3"><text:s text:c="7"/>SD0 <text:s/>= 0: Ack</text:p>
      <text:p text:style-name="P3"><text:s text:c="7"/>SD0 != 0: Nack</text:p>
      <text:p text:style-name="P3">1: Re-Init des Strombuffers</text:p>
      <text:p text:style-name="P3">2: Connect Strom-Port destination to BN_ID:StromID given by SD0SD1:SD2</text:p>
      <text:p text:style-name="P3">3: Disconnect/Free port</text:p>
      <text:p text:style-name="P3">4..15: Reserved</text:p>
      <text:p text:style-name="P3"/>
      <text:p text:style-name="P3"/>
      <text:p text:style-name="P3"/>
      <text:p text:style-name="Standard"><text:span text:style-name="Absatz-Standardschriftart"><text:span text:style-name="T2">Acknowledge: 1000.NNNN SD0</text:span></text:span></text:p>
      <text:p text:style-name="P3"/>
      <text:p text:style-name="P3">SD0 <text:s text:c="2"/>= Acknowledge</text:p>
      <text:p text:style-name="P3">0: ACK</text:p>
      <text:p text:style-name="Standard">1: NACK -&gt; Checksumme falsch</text:p>
      <text:p text:style-name="Standard">2: NACK -&gt; Nochmals senden</text:p>
      <text:p text:style-name="Standard">3: NACK -&gt; Strombuffer ist voll</text:p>
      <text:p text:style-name="Standard">4: NACK -&gt; Strom Index nicht ok</text:p>
      <text:p text:style-name="Standard">5: NACK -&gt; Nachrichten Index stimmt nicht</text:p>
      <text:p text:style-name="Standard">6: NACK -&gt; Ziel antwortet nicht</text:p>
      <text:p text:style-name="Standard">7..15: frei</text:p>
      <text:p text:style-name="Standard"/>
      <text:p text:style-name="P7"/>
      <text:p text:style-name="P1"/>
      <text:p text:style-name="P5">Paket Protokoll:</text:p>
      <text:p text:style-name="P3"/>
      <text:p text:style-name="P3"/>
      <text:p text:style-name="P4">PS-Header: CIII.NNNN NNNN.NNNN</text:p>
      <text:p text:style-name="P3"/>
      <text:p text:style-name="P3">C: Command 1 Bit</text:p>
      <text:p text:style-name="P3">0 = Daten</text:p>
      <text:p text:style-name="P3">1 = Command</text:p>
      <text:p text:style-name="P3"/>
      <text:p text:style-name="P3">III <text:s text:c="9"/>= <text:s/>Packet Index 0..7</text:p>
      <text:p text:style-name="P3"/>
      <text:p text:style-name="P7">Daten: CIII NNNN NNNN.NNNN PD[0..DA]</text:p>
      <text:p text:style-name="Standard"/>
      <text:p text:style-name="Standard">NNNN NNNN.NNNN = Package Daten Offset <text:s/>12 Bit 1..4096</text:p>
      <text:p text:style-name="Standard"/>
      <text:p text:style-name="P3">PD: Package Daten</text:p>
      <text:p text:style-name="P3"/>
      <text:p text:style-name="P3">DA: Datenanzahl = BN-Header.PS – sizeof(BN-Header) - sizeof(PS-Header)</text:p>
      <text:p text:style-name="P3"/>
      <text:p text:style-name="P4">Commands: CIII NNNN PD0 PD1</text:p>
      <text:p text:style-name="P3"/>
      <text:p text:style-name="P3">NNNN <text:s text:c="2"/>= Commands</text:p>
      <text:p text:style-name="P3"/>
      <text:p text:style-name="P3"/>
      <text:p text:style-name="P3">0: Ack: Details in PD0, PD1 commando abhänging</text:p>
      <text:p text:style-name="P3"><text:s text:c="7"/>SD0 <text:s/>= 0: Ack</text:p>
      <text:p text:style-name="Standard"><text:span text:style-name="Absatz-Standardschriftart"><text:span text:style-name="T1"><text:s text:c="7"/></text:span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 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Absatz-Standardschriftart"><text:span text:style-name="T3">Acknowlege: 0III.NNNN</text:span></text:span></text:p>
      <text:p text:style-name="Standard"/>
      <text:p text:style-name="P3">NNNN <text:s text:c="2"/>= Acknowlege</text:p>
      <text:p text:style-name="P3">0: ACK</text:p>
      <text:p text:style-name="P3">1: NACK -&gt; Checksumme falsch</text:p>
      <text:p text:style-name="Standard">2: NACK -&gt; Nochmals senden</text:p>
      <text:p text:style-name="Standard">3: NACK -&gt; Package Index nicht ok</text:p>
      <text:p text:style-name="Standard">4: NACK -&gt; Package Daten Index nicht ok</text:p>
      <text:p text:style-name="Standard">5..15: frei</text:p>
      <text:p text:style-name="Standard"/>
      <text:p text:style-name="Standard"/>
      <text:p text:style-name="P1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P3">Anfrage Slave, Datentransfer</text:p>
      <text:p text:style-name="P3">=&gt;0001.0000: CS CN CN</text:p>
      <text:p text:style-name="P3">&lt;=0001.0000: CS CN CN</text:p>
      <text:p text:style-name="P3"/>
      <text:p text:style-name="Standard">CNCN: Länge der nächsten Übertragung. Es können auch mehrer BN-Nachrichten auf einmal übertragen werden.</text:p>
      <text:p text:style-name="Standard">0 = keine Daten vorhand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creation-date>2009-04-16T11:32:00Z</meta:creation-date>
    <dc:date>2019-10-18T22:28:31.70</dc:date>
    <meta:editing-cycles>36</meta:editing-cycles>
    <meta:editing-duration>PT49M19S</meta:editing-duration>
    <meta:document-statistic meta:table-count="1" meta:image-count="0" meta:object-count="0" meta:page-count="5" meta:paragraph-count="143" meta:word-count="559" meta:character-count="350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